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table-cell table:style-name="ce2" office:value-type="string" calcext:value-type="string">
            <text:p>beyond code</text:p>
          </table:table-cell>
          <table:table-cell table:style-name="ce2" office:value-type="string" calcext:value-type="string">
            <text:p>not relevant </text:p>
          </table:table-cell>
          <table:table-cell table:style-name="ce1" office:value-type="string" calcext:value-type="string">
            <text:p>beyond test outcomes</text:p>
          </table:table-cell>
          <table:table-cell table:style-name="ce1" office:value-type="string" calcext:value-type="string">
            <text:p>appeal to authority</text:p>
          </table:table-cell>
          <table:table-cell table:style-name="ce1" office:value-type="string" calcext:value-type="string">
            <text:p>flaky code under test</text:p>
          </table:table-cell>
          <table:table-cell table:style-name="ce2" office:value-type="string" calcext:value-type="string">
            <text:p>learn to live with it</text:p>
          </table:table-cell>
          <table:table-cell table:style-name="ce1" office:value-type="string" calcext:value-type="string">
            <text:p>usefulness of the test</text:p>
          </table:table-cell>
          <table:table-cell table:number-columns-repeated="1016"/>
        </table:table-row>
        <table:table-row table:style-name="ro1">
          <table:table-cell table:style-name="ce1" office:value-type="string" calcext:value-type="string">
            <text:p>A flaky test is a test case that can both pass and fail depending on changes irrelevant to the code being tested.</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 flaky test is a test case that can both pass and fail without any changes to the code under test "given consistent or expected inputs".</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he given definition also fits quite well with "fuzz testign" or "fuzzing", where the input is deliverately variable to find unexpected issues.)</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A flaky test is a test run against code which produces different results each time. Ideally code with a set of inputs will output the same result each time. So if it fails with a set of inputs, either the fail will be reproduced each time or there will be a very valid reason for the output passing due to the SAME inputs being used. </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 flaky test is therefore either unreliable itself or it proves the code under test is flawed and unreliable.</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A flaky test is one that exhibits different behaviour with no code changes. </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his includes pass/fail, but can encompass other aspects such as coverage or test time.</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Bit more detail such as over time and dependent on data https://docs.gitlab.com/ee/development/testing_guide/flaky_tests.html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I define a "flaky test" as "a nondeterministic, automated check." It doesn't matter if the test is "passing" or "failing". It matters if it's in control of the initial state/input of the underlying system, and whether or not the underlying system (i.e. both the check itself, and what it's checking) is going through the same series of states, while controlling for race conditions. "Flaky" checks, are inherently nondeterministic. </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text:s/>I find "flaky" is used as a term so that blame can be placed on the check itself, or the tools used. But the reality, is that it always means nondeterministic code was written. </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Sometimes that can be good, but often it's not valued.</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I do agree but, not all tests are deterministic </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I think it’s broader than that and includes things like tests that pass independent of conditions</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I would say that a flaky test is any test that changes from pass to fail (or vice versa) in different environments.</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I'd say that the test is flaky if it does not have the clarity to clearly identify problems. <text:s/></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That said, if the code is written in a way that gives unreliable results then the test itself is flaky</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Mostly agree however sometimes define a test that only fails on CI to be flakey as well</text:p>
          </table:table-cell>
          <table:table-cell table:style-name="ce1" office:value-type="float" office:value="1" calcext:value-type="float">
            <text:p>1</text:p>
          </table:table-cell>
          <table:table-cell table:number-columns-repeated="1022"/>
        </table:table-row>
        <table:table-row table:style-name="ro1">
          <table:table-cell/>
          <table:table-cell table:style-name="ce1" table:formula="of:=SUM([.B2:.B18])" office:value-type="float" office:value="6" calcext:value-type="float">
            <text:p>6</text:p>
          </table:table-cell>
          <table:table-cell table:style-name="ce1" table:formula="of:=SUM([.C2:.C18])" office:value-type="float" office:value="1" calcext:value-type="float">
            <text:p>1</text:p>
          </table:table-cell>
          <table:table-cell table:style-name="ce1" table:formula="of:=SUM([.D2:.D18])" office:value-type="float" office:value="2" calcext:value-type="float">
            <text:p>2</text:p>
          </table:table-cell>
          <table:table-cell table:style-name="ce1" table:formula="of:=SUM([.E2:.E18])" office:value-type="float" office:value="1" calcext:value-type="float">
            <text:p>1</text:p>
          </table:table-cell>
          <table:table-cell table:style-name="ce1" table:formula="of:=SUM([.F2:.F18])" office:value-type="float" office:value="3" calcext:value-type="float">
            <text:p>3</text:p>
          </table:table-cell>
          <table:table-cell table:style-name="ce1" table:formula="of:=SUM([.G2:.G18])" office:value-type="float" office:value="2" calcext:value-type="float">
            <text:p>2</text:p>
          </table:table-cell>
          <table:table-cell table:style-name="ce1" table:formula="of:=SUM([.H2:.H18])" office:value-type="float" office:value="2" calcext:value-type="float">
            <text:p>2</text:p>
          </table:table-cell>
          <table:table-cell table:number-columns-repeated="1016"/>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8" meta:object-count="0"/>
    <meta:generator>LibreOfficeDev/6.0.5.2$Linux_X86_64 LibreOffice_project/</meta:generator>
  </office:meta>
</office:document-meta>
</file>